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1.088cm"/>
      <style:paragraph-properties style:writing-mode="lr-tb"/>
    </style:style>
    <style:style style:name="gr5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03cm" fo:min-width="0.697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textarea-horizontal-align="justify" draw:textarea-vertical-align="middle" draw:auto-grow-height="false" fo:min-height="1.183cm" fo:min-width="2.52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57cm" fo:min-width="4.04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655cm" fo:min-width="5.532cm"/>
      <style:paragraph-properties style:writing-mode="lr-tb"/>
    </style:style>
    <style:style style:name="gr13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7" style:family="graphic" style:parent-style-name="standard">
      <style:graphic-properties draw:textarea-horizontal-align="justify" draw:textarea-vertical-align="middle" draw:auto-grow-height="false" fo:min-height="1.469cm" fo:min-width="4.07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896cm" fo:min-width="2.869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469cm" fo:min-width="4.71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184cm" fo:min-width="3.791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97cm" fo:min-width="1.67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756cm" fo:min-width="5.6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Arial"/>
    </style:style>
    <style:style style:name="P4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  <style:text-properties fo:font-size="13pt"/>
    </style:style>
    <style:style style:name="T1" style:family="text">
      <style:text-properties style:font-name="Arial" fo:font-size="11pt"/>
    </style:style>
    <style:style style:name="T2" style:family="text">
      <style:text-properties style:font-name="Arial" fo:font-size="13pt"/>
    </style:style>
    <style:style style:name="T3" style:family="text">
      <style:text-properties style:font-name="Arial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611cm" svg:y1="4.783cm" svg:x2="18.759cm" svg:y2="4.783cm" svg:d="M2611 4783h16148" svg:viewBox="0 0 16149 1">
          <text:p/>
        </draw:connector>
        <draw:line draw:style-name="gr2" draw:text-style-name="P2" draw:layer="layout" svg:x1="2.587cm" svg:y1="4.81cm" svg:x2="2.587cm" svg:y2="6.397cm">
          <text:p/>
        </draw:line>
        <draw:line draw:style-name="gr3" draw:text-style-name="P2" draw:layer="layout" svg:x1="18.78cm" svg:y1="4.81cm" svg:x2="18.78cm" svg:y2="6.397cm">
          <text:p/>
        </draw:line>
        <draw:custom-shape draw:style-name="gr4" draw:text-style-name="P3" xml:id="id1" draw:id="id1" draw:layer="layout" svg:width="3.175cm" svg:height="2.54cm" svg:x="1cm" svg:y="5.762cm">
          <text:p text:style-name="P3"><text:span text:style-name="T1">Login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g draw:name="folder-locked 1">
          <draw:custom-shape draw:style-name="gr5" draw:text-style-name="P4" draw:layer="layout" svg:width="1.196cm" svg:height="1.279cm" svg:x="3.222cm" svg:y="5.12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6" draw:text-style-name="P5" draw:layer="layout" svg:width="0.597cm" svg:height="0.319cm" svg:x="3.521cm" svg:y="5.767cm" svg:viewBox="0 0 598 320" draw:points="0,320 598,320 598,0 0,0">
            <text:p/>
          </draw:polygon>
          <draw:line draw:style-name="gr7" draw:text-style-name="P6" draw:layer="layout" svg:x1="3.97cm" svg:y1="5.767cm" svg:x2="3.97cm" svg:y2="5.607cm">
            <text:p/>
          </draw:line>
          <draw:ellipse draw:style-name="gr8" draw:text-style-name="P6" draw:layer="layout" svg:width="0.299cm" svg:height="0.32cm" svg:x="3.671cm" svg:y="5.447cm" draw:kind="arc" draw:start-angle="357.06" draw:end-angle="182.88">
            <text:p/>
          </draw:ellipse>
          <draw:line draw:style-name="gr9" draw:text-style-name="P6" draw:layer="layout" svg:x1="3.671cm" svg:y1="5.767cm" svg:x2="3.671cm" svg:y2="5.607cm">
            <text:p/>
          </draw:line>
        </draw:g>
        <draw:custom-shape draw:style-name="gr10" draw:text-style-name="P7" xml:id="id3" draw:id="id3" draw:layer="layout" svg:width="3.175cm" svg:height="1.587cm" svg:x="3.857cm" svg:y="10.208cm">
          <text:p text:style-name="P1"><text:span text:style-name="T2">Not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2" draw:id="id2" draw:layer="layout" svg:width="4.762cm" svg:height="2.223cm" svg:x="7.985cm" svg:y="12.747cm">
          <text:p text:style-name="P1">Shop Ite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2.588cm" svg:y1="8.302cm" svg:x2="7.985cm" svg:y2="13.858cm" draw:start-shape="id1" draw:start-glue-point="6" draw:end-shape="id2" draw:end-glue-point="3" svg:d="M2588 8302v5556h5397" svg:viewBox="0 0 5398 5557">
          <text:p/>
        </draw:connector>
        <draw:connector draw:style-name="gr1" draw:text-style-name="P1" draw:layer="layout" svg:x1="10.366cm" svg:y1="12.747cm" svg:x2="7.032cm" svg:y2="11.001cm" draw:start-shape="id2" draw:end-shape="id3" draw:end-glue-point="1" svg:d="M10366 12747v-1746h-3334" svg:viewBox="0 0 3335 1747">
          <text:p/>
        </draw:connector>
        <draw:connector draw:style-name="gr1" draw:text-style-name="P1" draw:layer="layout" svg:x1="10.048cm" svg:y1="4.175cm" svg:x2="10.048cm" svg:y2="4.175cm" svg:d="M10048 4175z" svg:viewBox="0 0 1 1">
          <text:p/>
        </draw:connector>
        <draw:custom-shape draw:style-name="gr12" draw:text-style-name="P1" xml:id="id4" draw:id="id4" draw:layer="layout" svg:width="6.032cm" svg:height="1.905cm" svg:x="7.35cm" svg:y="1.635cm">
          <text:p text:style-name="P1">Dressingity Home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0.366cm" svg:y1="3.54cm" svg:x2="10.366cm" svg:y2="12.747cm" draw:start-shape="id4" draw:start-glue-point="2" draw:end-shape="id2" draw:end-glue-point="0" svg:d="M10366 3540v9207" svg:viewBox="0 0 1 9208">
          <text:p/>
        </draw:connector>
        <draw:custom-shape draw:style-name="gr10" draw:text-style-name="P7" xml:id="id5" draw:id="id5" draw:layer="layout" svg:width="3.175cm" svg:height="1.587cm" svg:x="13.065cm" svg:y="10.208cm">
          <text:p text:style-name="P1"><text:span text:style-name="T2">c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4.175cm" svg:y1="7.032cm" svg:x2="14.652cm" svg:y2="10.208cm" draw:start-shape="id1" draw:start-glue-point="7" draw:end-shape="id5" draw:end-glue-point="0" svg:d="M4175 7032h10477v3176" svg:viewBox="0 0 10478 3177">
          <text:p/>
        </draw:connector>
        <draw:connector draw:style-name="gr1" draw:text-style-name="P1" draw:layer="layout" svg:x1="12.747cm" svg:y1="13.858cm" svg:x2="14.652cm" svg:y2="11.795cm" draw:start-shape="id2" draw:start-glue-point="1" draw:end-shape="id5" draw:end-glue-point="2" svg:d="M12747 13858h1905v-2063" svg:viewBox="0 0 1906 2064">
          <text:p/>
        </draw:connector>
        <draw:g draw:name="folder-unlocked 1">
          <draw:custom-shape draw:style-name="gr13" draw:text-style-name="P4" draw:layer="layout" svg:width="1cm" svg:height="1cm" svg:x="3.164cm" svg:y="8.04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14" draw:text-style-name="P5" draw:layer="layout" svg:width="0.499cm" svg:height="0.249cm" svg:x="3.414cm" svg:y="8.548cm" svg:viewBox="0 0 500 250" draw:points="0,250 500,250 500,0 0,0">
            <text:p/>
          </draw:polygon>
          <draw:line draw:style-name="gr15" draw:text-style-name="P6" draw:layer="layout" svg:x1="3.79cm" svg:y1="8.548cm" svg:x2="3.79cm" svg:y2="8.423cm">
            <text:p/>
          </draw:line>
          <draw:circle draw:style-name="gr16" draw:text-style-name="P6" draw:layer="layout" svg:width="0.25cm" svg:height="0.25cm" svg:x="3.54cm" svg:y="8.298cm" draw:kind="arc" draw:start-angle="357.06" draw:end-angle="182.88">
            <text:p/>
          </draw:circle>
        </draw:g>
        <draw:connector draw:style-name="gr1" draw:text-style-name="P1" draw:layer="layout" svg:x1="2.588cm" svg:y1="8.302cm" svg:x2="3.857cm" svg:y2="11.001cm" draw:start-shape="id1" draw:start-glue-point="6" draw:end-shape="id3" draw:end-glue-point="3" svg:d="M2588 8302v2699h1269" svg:viewBox="0 0 1270 2700">
          <text:p/>
        </draw:connector>
        <draw:connector draw:style-name="gr1" draw:text-style-name="P1" draw:layer="layout" svg:x1="7.032cm" svg:y1="11.001cm" svg:x2="13.065cm" svg:y2="11.001cm" draw:start-shape="id3" draw:start-glue-point="1" draw:end-shape="id5" draw:end-glue-point="3" svg:d="M7032 11001h6033" svg:viewBox="0 0 6034 1">
          <text:p/>
        </draw:connector>
        <draw:connector draw:style-name="gr1" draw:text-style-name="P1" draw:layer="layout" svg:x1="7.349cm" svg:y1="7.667cm" svg:x2="7.361cm" svg:y2="4.817cm" svg:d="M7349 7667v-1425h12v-1425" svg:viewBox="0 0 13 2851">
          <text:p/>
        </draw:connector>
        <draw:custom-shape draw:style-name="gr17" draw:text-style-name="P1" xml:id="id6" draw:id="id6" draw:layer="layout" svg:width="4.762cm" svg:height="1.905cm" svg:x="2.27cm" svg:y="20.367cm">
          <text:p text:style-name="P1">B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8" draw:id="id8" draw:layer="layout" svg:width="3.493cm" svg:height="1.27cm" svg:x="13.064cm" svg:y="5.445cm">
          <text:p text:style-name="P1">FA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9.973cm" svg:y1="4.749cm" svg:x2="4.651cm" svg:y2="20.367cm" draw:end-shape="id6" draw:end-glue-point="0" svg:d="M9973 4749v7558h-5322v8060" svg:viewBox="0 0 5323 15619">
          <text:p/>
        </draw:connector>
        <draw:custom-shape draw:style-name="gr19" draw:text-style-name="P1" xml:id="id7" draw:id="id7" draw:layer="layout" svg:width="5.398cm" svg:height="1.905cm" svg:x="7.667cm" svg:y="16.875cm">
          <text:p text:style-name="P1">Product 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0.366cm" svg:y1="14.97cm" svg:x2="10.366cm" svg:y2="16.875cm" draw:start-shape="id2" draw:start-glue-point="2" draw:end-shape="id7" draw:end-glue-point="0" svg:d="M10366 14970v1905" svg:viewBox="0 0 1 1906">
          <text:p/>
        </draw:connector>
        <draw:connector draw:style-name="gr1" draw:text-style-name="P1" draw:layer="layout" svg:x1="13.065cm" svg:y1="17.827cm" svg:x2="14.652cm" svg:y2="11.795cm" draw:start-shape="id7" draw:start-glue-point="1" draw:end-shape="id5" svg:d="M13065 17827h1587v-6032" svg:viewBox="0 0 1588 6033">
          <text:p/>
        </draw:connector>
        <draw:custom-shape draw:style-name="gr20" draw:text-style-name="P1" draw:layer="layout" svg:width="4.445cm" svg:height="1.588cm" svg:x="5.127cm" svg:y="7.667cm">
          <text:p text:style-name="P1">Ab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3.08cm" svg:height="1.905cm" svg:x="17.287cm" svg:y="6.08cm">
          <text:p text:style-name="P1"><text:span text:style-name="T3">Con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line-skew="-0.037cm" svg:x1="14.81cm" svg:y1="5.445cm" svg:x2="14.79cm" svg:y2="4.749cm" draw:start-shape="id8" draw:start-glue-point="0" svg:d="M14810 5445v-635h-20v-61" svg:viewBox="0 0 21 697">
          <text:p/>
        </draw:connector>
        <draw:custom-shape draw:style-name="gr22" draw:text-style-name="P1" xml:id="id9" draw:id="id9" draw:layer="layout" svg:width="6.35cm" svg:height="2.222cm" svg:x="14.23cm" svg:y="20.685cm">
          <text:p text:style-name="P1">Check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0.366cm" svg:y1="18.78cm" svg:x2="14.23cm" svg:y2="21.796cm" draw:start-shape="id7" draw:start-glue-point="2" draw:end-shape="id9" draw:end-glue-point="3" svg:d="M10366 18780v3016h3864" svg:viewBox="0 0 3865 3017">
          <text:p/>
        </draw:connector>
        <draw:connector draw:style-name="gr1" draw:text-style-name="P1" draw:layer="layout" svg:x1="16.24cm" svg:y1="11.001cm" svg:x2="17.405cm" svg:y2="20.685cm" draw:start-shape="id5" draw:start-glue-point="1" draw:end-shape="id9" draw:end-glue-point="0" svg:d="M16240 11001h1165v9684" svg:viewBox="0 0 1166 96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rakash Shau</meta:initial-creator>
    <meta:creation-date>2022-10-29T11:46:59.253000000</meta:creation-date>
    <dc:date>2022-10-29T12:22:39.758000000</dc:date>
    <dc:creator>Prakash Shau</dc:creator>
    <meta:editing-duration>PT4M8S</meta:editing-duration>
    <meta:editing-cycles>1</meta:editing-cycles>
    <meta:generator>LibreOffice/7.4.1.2$Windows_X86_64 LibreOffice_project/3c58a8f3a960df8bc8fd77b461821e42c061c5f0</meta:generator>
    <meta:document-statistic meta:object-count="40"/>
  </office:meta>
</office:document-meta>
</file>